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4.977cm" fo:margin-left="0.023cm" fo:margin-right="-0.002cm" table:align="margins" style:writing-mode="lr-tb"/>
    </style:style>
    <style:style style:name="Table1.A" style:family="table-column">
      <style:table-column-properties style:column-width="2.138cm" style:rel-column-width="1212*"/>
    </style:style>
    <style:style style:name="Table1.B" style:family="table-column">
      <style:table-column-properties style:column-width="2.143cm" style:rel-column-width="1215*"/>
    </style:style>
    <style:style style:name="Table1.C" style:family="table-column">
      <style:table-column-properties style:column-width="2.14cm" style:rel-column-width="1213*"/>
    </style:style>
    <style:style style:name="Table1.G" style:family="table-column">
      <style:table-column-properties style:column-width="2.136cm" style:rel-column-width="1211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3.156cm" style:keep-together="true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3" style:family="table-row">
      <style:table-row-properties style:min-row-height="4.618cm" style:keep-together="true"/>
    </style:style>
    <style:style style:name="Table1.4" style:family="table-row">
      <style:table-row-properties style:min-row-height="1.61cm" style:keep-together="true"/>
    </style:style>
    <style:style style:name="Table1.5" style:family="table-row">
      <style:table-row-properties style:min-row-height="0.519cm" style:keep-together="true"/>
    </style:style>
    <style:style style:name="Table1.6" style:family="table-row">
      <style:table-row-properties style:min-row-height="1.161cm" style:keep-together="true"/>
    </style:style>
    <style:style style:name="Table1.7" style:family="table-row">
      <style:table-row-properties style:min-row-height="1.554cm" style:keep-together="true"/>
    </style:style>
    <style:style style:name="Table1.8" style:family="table-row">
      <style:table-row-properties style:min-row-height="1.54cm" style:keep-together="true"/>
    </style:style>
    <style:style style:name="P1" style:family="paragraph" style:parent-style-name="Standard" style:master-pag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3366ff"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color="#3366ff"/>
    </style:style>
    <style:style style:name="P5" style:family="paragraph" style:parent-style-name="Standard">
      <style:text-properties fo:color="#339966"/>
    </style:style>
    <style:style style:name="T1" style:family="text">
      <style:text-properties fo:color="#3366ff"/>
    </style:style>
    <style:style style:name="T2" style:family="text">
      <style:text-properties fo:color="#339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IFICACIÓN</text:p>
      <text:p text:style-name="Standard"/>
      <text:p text:style-name="Standard">Negro: nuevas entradas.</text:p>
      <text:p text:style-name="Standard"><text:span text:style-name="T1">Azul</text:span>: modificaciones a las que hay.</text:p>
      <text:p text:style-name="Standard"><text:span text:style-name="T2">Verde:</text:span> código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table:number-columns-spanned="7" office:value-type="string">
            <text:p text:style-name="P2">Dicie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14</text:p>
            <text:p text:style-name="Standard"/>
            <text:p text:style-name="Standard">Descripción del <text:s/>lenguaje fuente.</text:p>
          </table:table-cell>
          <table:table-cell table:style-name="Table1.A2" office:value-type="string">
            <text:p text:style-name="P3">15</text:p>
            <text:p text:style-name="Standard"/>
            <text:p text:style-name="Standard">Especificacion léxica.</text:p>
          </table:table-cell>
          <table:table-cell table:style-name="Table1.A2" office:value-type="string">
            <text:p text:style-name="P3">16</text:p>
            <text:p text:style-name="Standard"/>
            <text:p text:style-name="Standard">Especificacion sintáctica.</text:p>
          </table:table-cell>
          <table:table-cell table:style-name="Table1.G2" office:value-type="string">
            <text:p text:style-name="P3">17</text:p>
            <text:p text:style-name="Standard"/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18</text:p>
            <text:p text:style-name="Standard"/>
            <text:p text:style-name="Standard">Estructura y construccion de la tabla de símbolos.</text:p>
            <text:p text:style-name="Standard"/>
          </table:table-cell>
          <table:table-cell table:style-name="Table1.A2" office:value-type="string">
            <text:p text:style-name="P3">19</text:p>
            <text:p text:style-name="Standard"/>
            <text:p text:style-name="P4">Memoria v1.1</text:p>
          </table:table-cell>
          <table:table-cell table:style-name="Table1.A2" office:value-type="string">
            <text:p text:style-name="P3">20</text:p>
            <text:p text:style-name="Standard"/>
            <text:p text:style-name="Standard">Restricciones contextuales.</text:p>
            <text:p text:style-name="Standard"/>
          </table:table-cell>
          <table:table-cell table:style-name="Table1.A2" office:value-type="string">
            <text:p text:style-name="P3">21</text:p>
            <text:p text:style-name="Standard"/>
            <text:p text:style-name="Standard">Descripción del lenguaje objeto y de la máquina virtual.</text:p>
          </table:table-cell>
          <table:table-cell table:style-name="Table1.A2" office:value-type="string">
            <text:p text:style-name="P3">22</text:p>
            <text:p text:style-name="Standard"/>
            <text:p text:style-name="Standard">Acondicionamiento de la gramática.</text:p>
          </table:table-cell>
          <table:table-cell table:style-name="Table1.A2" office:value-type="string">
            <text:p text:style-name="P3">23</text:p>
            <text:p text:style-name="Standard"/>
            <text:p text:style-name="Standard">Esquemas de traduccion.</text:p>
            <text:p text:style-name="Standard"/>
            <text:p text:style-name="P4">Memoria v1.2</text:p>
          </table:table-cell>
          <table:table-cell table:style-name="Table1.G2" office:value-type="string">
            <text:p text:style-name="P3">24</text:p>
            <text:p text:style-name="Standard"/>
            <text:p text:style-name="P4"/>
          </table:table-cell>
        </table:table-row>
        <table:table-row table:style-name="Table1.4"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6</text:p>
            <text:p text:style-name="Standard"/>
          </table:table-cell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P3">29</text:p>
            <text:p text:style-name="P5">lexer </text:p>
            <text:p text:style-name="Standard"/>
          </table:table-cell>
          <table:table-cell table:style-name="Table1.A2" office:value-type="string">
            <text:p text:style-name="P3">30</text:p>
            <text:p text:style-name="Standard"><text:span text:style-name="T1">Memoria v1.3</text:span></text:p>
          </table:table-cell>
          <table:table-cell table:style-name="Table1.G2" office:value-type="string">
            <text:p text:style-name="P3">31</text:p>
          </table:table-cell>
        </table:table-row>
        <table:table-row table:style-name="Table1.5">
          <table:table-cell table:style-name="Table1.G2" table:number-columns-spanned="7" office:value-type="string">
            <text:p text:style-name="P2">Ene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  <text:p text:style-name="Standard"/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  <text:p text:style-name="P5">parser</text:p>
          </table:table-cell>
          <table:table-cell table:style-name="Table1.A2" office:value-type="string">
            <text:p text:style-name="P3">6</text:p>
          </table:table-cell>
          <table:table-cell table:style-name="Table1.G2" office:value-type="string">
            <text:p text:style-name="P3">7</text:p>
            <text:p text:style-name="Standard"/>
          </table:table-cell>
        </table:table-row>
        <table:table-row table:style-name="Table1.7">
          <table:table-cell table:style-name="Table1.A2" office:value-type="string">
            <text:p text:style-name="P3">8</text:p>
            <text:p text:style-name="P4">Memoria v1.4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10</text:p>
            <text:p text:style-name="P5">maquina p</text:p>
          </table:table-cell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12</text:p>
            <text:p text:style-name="P4">Memoria v1.5</text:p>
          </table:table-cell>
          <table:table-cell table:style-name="Table1.A2" office:value-type="string">
            <text:p text:style-name="P3">13</text:p>
            <text:p text:style-name="P5">gui</text:p>
          </table:table-cell>
          <table:table-cell table:style-name="Table1.G2" office:value-type="string">
            <text:p text:style-name="P3">14</text:p>
          </table:table-cell>
        </table:table-row>
        <table:table-row table:style-name="Table1.8">
          <table:table-cell table:style-name="Table1.A2" office:value-type="string">
            <text:p text:style-name="P3">15</text:p>
            <text:p text:style-name="P4">Memoria v2.0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3">20</text:p>
            <text:p text:style-name="Standard"/>
          </table:table-cell>
          <table:table-cell table:style-name="Table1.G2" office:value-type="string">
            <text:p text:style-name="P3">21</text:p>
          </table:table-cell>
        </table:table-row>
      </table:table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E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PLANIFICACIÓN</dc:title>
    <meta:initial-creator>Seidor Consultor</meta:initial-creator>
    <meta:creation-date>2006-12-14T12:59:00</meta:creation-date>
    <dc:date>2006-12-15T01:59:27</dc:date>
    <dc:language>es-ES</dc:language>
    <meta:editing-cycles>1</meta:editing-cycles>
    <meta:editing-duration>PT12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4" meta:word-count="104" meta:character-count="536"/>
  </office:meta>
</office:document-meta>
</file>